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Quotations">
      <style:paragraph-properties fo:margin-top="0cm" fo:margin-bottom="0cm" fo:padding="0cm" fo:border="none"/>
      <style:text-properties fo:color="#000000" style:font-name="Century Schoolbook L" fo:font-weight="normal" style:font-weight-asian="normal" style:font-weight-complex="normal"/>
    </style:style>
    <style:style style:name="P2" style:family="paragraph" style:parent-style-name="Quotations">
      <style:paragraph-properties fo:margin-left="0cm" fo:margin-right="0cm" fo:margin-top="0cm" fo:margin-bottom="0cm" fo:text-indent="0cm" style:auto-text-indent="false" fo:padding="0cm" fo:border="none" style:writing-mode="lr-tb"/>
      <style:text-properties fo:color="#000000" style:font-name="Century Schoolbook L"/>
    </style:style>
    <style:style style:name="P3" style:family="paragraph" style:parent-style-name="Quotations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000000" style:font-name="Century Schoolbook L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Quotations">
      <style:paragraph-properties fo:margin-left="0cm" fo:margin-right="2cm" fo:margin-top="0cm" fo:margin-bottom="0cm" fo:text-indent="0cm" style:auto-text-indent="false" fo:padding="0cm" fo:border="none"/>
      <style:text-properties fo:color="#000000" style:font-name="Century Schoolbook L" fo:font-weight="normal" style:font-weight-asian="normal" style:font-weight-complex="normal"/>
    </style:style>
    <style:style style:name="P5" style:family="paragraph" style:parent-style-name="Quotations">
      <style:paragraph-properties fo:margin-left="0cm" fo:margin-right="1cm" fo:margin-top="0cm" fo:margin-bottom="0cm" fo:text-indent="0cm" style:auto-text-indent="false" fo:padding="0cm" fo:border="none"/>
      <style:text-properties fo:color="#000000" style:font-name="Century Schoolbook L" fo:font-weight="normal" style:font-weight-asian="normal" style:font-weight-complex="normal"/>
    </style:style>
    <style:style style:name="P6" style:family="paragraph" style:parent-style-name="Standard">
      <style:text-properties fo:color="#000000" style:font-name="Century Schoolbook L"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.499cm"/>
      <style:text-properties fo:color="#000000" style:font-name="Century Schoolbook 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in points which were discussed with/suggested by APR which the group needs to keep in mind:</text:p>
      <text:p text:style-name="P2"/>
      <text:p text:style-name="P4">1. Write a vision documents for new CMS like what features it will have, how it will be different from present online.</text:p>
      <text:p text:style-name="P1"/>
      <text:p text:style-name="P5">2. Check the functional error rate of Online_V2 connecting it with actual hardware. Running it for one month and see what error comes, how many times commands fails.</text:p>
      <text:p text:style-name="P1"/>
      <text:p text:style-name="P5">3. Able to tell the turnaround and latency time.</text:p>
      <text:p text:style-name="P1"/>
      <text:p text:style-name="P5">4. Simulate our Online model to check how it perform under various conditions.</text:p>
      <text:p text:style-name="P1"/>
      <text:p text:style-name="P5">5. If MCM 5 ( Front end MCM ) has to be switch off , make provision so that MCM at Antenna base can turn on the MCM 5.</text:p>
      <text:p text:style-name="P1"/>
      <text:p text:style-name="P5">6. Write different testing procedure.</text:p>
      <text:p text:style-name="P1"/>
      <text:p text:style-name="P5">7. All requirement from user/engineer/astronomer/control room operator should be freezed in advance.</text:p>
      <text:p text:style-name="P1"/>
      <text:p text:style-name="P5">8. Compute the load in advance on main Online program, how the load balancing can be done.</text:p>
      <text:p text:style-name="P1"/>
      <text:p text:style-name="P3">9. Evaluate how we can use multi-threading for Online program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 </meta:initial-creator>
    <meta:creation-date>2013-04-26T16:26:53</meta:creation-date>
    <meta:document-statistic meta:table-count="0" meta:image-count="0" meta:object-count="0" meta:page-count="1" meta:paragraph-count="10" meta:word-count="161" meta:character-count="909" meta:non-whitespace-character-count="758"/>
    <dc:date>2013-04-26T16:29:36</dc:date>
    <dc:creator>raj </dc:creator>
    <meta:editing-duration>PT2M44S</meta:editing-duration>
    <meta:editing-cycles>1</meta:editing-cycles>
    <meta:generator>LibreOffice/3.4$Linux LibreOffice_project/340m1$Build-402</meta:generator>
  </office:meta>
</office:document-meta>
</file>